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 office:value-type="float" office:value="12134" calcext:value-type="float">
            <text:p>1213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 office:value-type="float" office:value="12648" calcext:value-type="float">
            <text:p>12648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1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19:21:39.1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15T19:25:17.299000000</dc:date>
    <meta:editing-duration>PT18H23M</meta:editing-duration>
    <meta:editing-cycles>266</meta:editing-cycles>
    <meta:generator>LibreOffice/7.2.5.2$Windows_X86_64 LibreOffice_project/499f9727c189e6ef3471021d6132d4c694f357e5</meta:generator>
    <meta:document-statistic meta:table-count="1" meta:cell-count="6490" meta:object-count="0"/>
  </office:meta>
</office:document-meta>
</file>